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2.509cm" fo:min-width="7.0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1.222cm" fo:min-width="4.909cm" fo:padding-top="0.151cm" fo:padding-bottom="0.151cm" fo:padding-left="0.276cm" fo:padding-right="0.276cm"/>
    </style:style>
    <style:style style:name="gr4" style:family="graphic" style:parent-style-name="AuthN">
      <style:graphic-properties draw:textarea-horizontal-align="justify" draw:textarea-vertical-align="middle" draw:auto-grow-height="false" fo:min-height="1.02cm" fo:min-width="7.0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44cm" svg:height="2.759cm" svg:x="6.055cm" svg:y="15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475cm" svg:height="0.837cm" svg:x="7.137cm" svg:y="12.961cm">
          <draw:text-box>
            <text:p><text:span text:style-name="T1">Parent</text:span></text:p>
          </draw:text-box>
        </draw:frame>
        <draw:custom-shape draw:style-name="gr3" draw:text-style-name="P4" draw:layer="layout" svg:width="5.461cm" svg:height="1.524cm" svg:x="7.072cm" svg:y="16.473cm">
          <text:p text:style-name="P3"><text:span text:style-name="T1">Authe</text:span><text:span text:style-name="T1">nticati</text:span><text:span text:style-name="T1">on</text:span><text:span text:style-name="T1"><text:line-break/></text:span><text:span text:style-name="T1">Provid</text:span><text:span text:style-name="T1">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44cm" svg:height="1.27cm" svg:x="6.049cm" svg:y="11.471cm">
          <text:p text:style-name="P3"><text:span text:style-name="T2">Authe</text:span><text:span text:style-name="T2">nticati</text:span><text:span text:style-name="T2">onMan</text:span><text:span text:style-name="T2">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684cm" svg:height="0.837cm" svg:x="6.937cm" svg:y="15.536cm">
          <draw:text-box>
            <text:p><text:span text:style-name="T1">Provid</text:span><text:span text:style-name="T1">erMana</text:span><text:span text:style-name="T1">ger</text:span></text:p>
          </draw:text-box>
        </draw:frame>
        <draw:line draw:style-name="gr6" draw:text-style-name="P5" draw:layer="layout" svg:x1="9.784cm" svg:y1="15.33cm" svg:x2="9.784cm" svg:y2="12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32:32.129680037</meta:creation-date>
    <meta:editing-duration>PT1M28S</meta:editing-duration>
    <meta:editing-cycles>2</meta:editing-cycles>
    <meta:generator>LibreOffice/6.0.7.3$Linux_X86_64 LibreOffice_project/00m0$Build-3</meta:generator>
    <dc:date>2020-02-27T13:33:59.886490540</dc:date>
    <meta:document-statistic meta:object-count="6"/>
    <meta:template xlink:type="simple" xlink:actuate="onRequest" xlink:title="palette" xlink:href="../../../../../../../../../../../../../Templates/Spring/palette.otg" meta:date="2020-02-27T13:32:31.814787734"/>
  </office:meta>
</office:document-meta>
</file>